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2.1cm"/>
    </style:style>
    <style:style style:name="gr3" style:family="graphic" style:parent-style-name="standard">
      <style:graphic-properties draw:stroke="none" draw:fill="none" fo:min-height="0.286cm"/>
    </style:style>
    <style:style style:name="gr4" style:family="graphic" style:parent-style-name="standard">
      <style:graphic-properties draw:stroke="dash" draw:stroke-dash="Dash_20_0.2-0.2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75cm" fo:min-width="0cm"/>
    </style:style>
    <style:style style:name="gr6" style:family="graphic" style:parent-style-name="standard">
      <style:graphic-properties draw:stroke="dash" draw:stroke-dash="Ultrafine_20_Dashed" svg:stroke-width="0.1cm" draw:marker-start-width="0.45cm" draw:marker-end="Arrow" draw:marker-end-width="0.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marker-end="" draw:marker-end-width="0.2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2cm" draw:marker-end="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text-align="center"/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7pt" style:font-size-asian="7pt" style:font-size-complex="7pt"/>
    </style:style>
    <style:style style:name="T3" style:family="text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4" style:family="text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id="id2" draw:layer="layout" svg:width="3cm" svg:height="1cm" svg:x="5.5cm" svg:y="13.4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elektron_base_node</text:span></text:p>
          <draw:enhanced-geometry svg:viewBox="0 0 21600 21600" draw:type="rectangle" draw:enhanced-path="M 0 0 L 21600 0 21600 21600 0 21600 0 0 Z N"/>
        </draw:custom-shape>
        <draw:frame draw:style-name="gr2" draw:text-style-name="P3" draw:id="id1" draw:layer="layout" svg:width="4cm" svg:height="1cm" svg:x="5cm" svg:y="15.2cm">
          <draw:text-box>
            <text:p text:style-name="P1"><text:span text:style-name="T2">Informacje z enkoderów </text:span></text:p>
            <text:p text:style-name="P1"><text:span text:style-name="T2">na kołach</text:span></text:p>
          </draw:text-box>
        </draw:frame>
        <draw:frame draw:style-name="gr3" draw:text-style-name="P4" draw:layer="layout" svg:width="3.2cm" svg:height="0.536cm" svg:x="3cm" svg:y="12.7cm">
          <draw:text-box>
            <text:p text:style-name="P1"><text:span text:style-name="T3">nav_msgs::Odometry</text:span></text:p>
          </draw:text-box>
        </draw:frame>
        <draw:frame draw:style-name="gr3" draw:text-style-name="P4" draw:layer="layout" svg:width="3.2cm" svg:height="0.536cm" svg:x="0.2cm" svg:y="12.8cm">
          <draw:text-box>
            <text:p text:style-name="P1"><text:span text:style-name="T3">sensor_msgs::Imu</text:span></text:p>
          </draw:text-box>
        </draw:frame>
        <draw:line draw:style-name="gr4" draw:text-style-name="P1" draw:layer="layout" svg:x1="-1.6cm" svg:y1="16.6cm" svg:x2="14.4cm" svg:y2="16.6cm">
          <text:p/>
        </draw:line>
        <draw:frame draw:style-name="gr5" draw:text-style-name="P5" draw:layer="layout" svg:width="3.96cm" svg:height="1cm" svg:x="0.3cm" svg:y="13.7cm">
          <draw:text-box>
            <text:p><text:span text:style-name="T4">Algorytmy wysokiego poziomu w systemie ROS</text:span></text:p>
          </draw:text-box>
        </draw:frame>
        <draw:connector draw:style-name="gr6" draw:text-style-name="P1" draw:layer="layout" svg:x1="7cm" svg:y1="15.2cm" svg:x2="7cm" svg:y2="14.4cm" draw:start-shape="id1" draw:start-glue-point="0" draw:end-shape="id2" draw:end-glue-point="2" svg:d="m7000 15200v-800">
          <text:p/>
        </draw:connector>
        <draw:custom-shape draw:style-name="gr7" draw:text-style-name="P2" draw:layer="layout" svg:width="7.8cm" svg:height="6.1cm" svg:x="3.3cm" svg:y="1.5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0.131cm" svg:y="1.166cm"/>
          <draw:glue-point draw:id="11" svg:x="0.131cm" svg:y="1cm"/>
          <draw:glue-point draw:id="12" svg:x="5cm" svg:y="0cm"/>
          <draw:glue-point draw:id="13" svg:x="0cm" svg:y="-3cm"/>
          <text:p text:style-name="P1"><text:span text:style-name="T1">Nawigac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cm" svg:height="1cm" svg:x="7.7cm" svg:y="6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-5cm"/>
          <draw:glue-point draw:id="11" svg:x="-1.666cm" svg:y="5cm"/>
          <draw:glue-point draw:id="12" svg:x="1.666cm" svg:y="5cm"/>
          <text:p text:style-name="P1"><text:span text:style-name="T1">Planer lokal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cm" svg:height="1cm" svg:x="7.7cm" svg:y="2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-5cm"/>
          <draw:glue-point draw:id="11" svg:x="1.666cm" svg:y="-5cm"/>
          <draw:glue-point draw:id="12" svg:x="-1.666cm" svg:y="5cm"/>
          <text:p text:style-name="P1"><text:span text:style-name="T1">Lokalna mapa</text:span></text:p>
          <text:p text:style-name="P1"><text:span text:style-name="T1">zajętośc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cm" svg:x="3.7cm" svg:y="2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Globalna mapa</text:span></text:p>
          <text:p text:style-name="P1"><text:span text:style-name="T1">zajętośc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cm" svg:x="5.7cm" svg:y="4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-1.666cm" svg:y="5cm"/>
          <draw:glue-point draw:id="12" svg:x="-1.666cm" svg:y="-5cm"/>
          <draw:glue-point draw:id="13" svg:x="1.666cm" svg:y="-5cm"/>
          <text:p text:style-name="P1"><text:span text:style-name="T1">Zachowania</text:span></text:p>
          <text:p text:style-name="P1"><text:span text:style-name="T1">ratunkow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cm" svg:height="1cm" svg:x="3.7cm" svg:y="6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 text:style-name="P1"><text:span text:style-name="T1">Planer globaln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5.699cm" svg:y1="3.2cm" svg:x2="6.701cm" svg:y2="4.2cm" draw:start-shape="id3" draw:start-glue-point="11" draw:end-shape="id4" draw:end-glue-point="12" svg:d="m5699 3200c0 825 1002 325 1002 1000">
          <text:p/>
        </draw:connector>
        <draw:connector draw:style-name="gr8" draw:text-style-name="P1" draw:layer="layout" draw:type="curve" svg:x1="8.701cm" svg:y1="3.2cm" svg:x2="7.699cm" svg:y2="4.2cm" draw:start-shape="id5" draw:start-glue-point="12" draw:end-shape="id4" draw:end-glue-point="13" svg:d="m8701 3200c0 825-1002 325-1002 1000">
          <text:p/>
        </draw:connector>
        <draw:connector draw:style-name="gr8" draw:text-style-name="P1" draw:layer="layout" draw:type="curve" svg:x1="5.2cm" svg:y1="3.2cm" svg:x2="5.2cm" svg:y2="6.2cm" draw:start-shape="id3" draw:start-glue-point="2" draw:end-shape="id6" draw:end-glue-point="0" svg:d="m5200 3200v3000">
          <text:p/>
        </draw:connector>
        <draw:connector draw:style-name="gr8" draw:text-style-name="P1" draw:layer="layout" draw:type="curve" svg:x1="9.2cm" svg:y1="3.2cm" svg:x2="9.2cm" svg:y2="6.2cm" draw:start-shape="id5" draw:start-glue-point="2" draw:end-shape="id7" draw:end-glue-point="0" svg:d="m9200 3200v3000">
          <text:p/>
        </draw:connector>
        <draw:connector draw:style-name="gr8" draw:text-style-name="P1" draw:layer="layout" draw:type="curve" svg:x1="6.7cm" svg:y1="6.7cm" svg:x2="7.7cm" svg:y2="6.7cm" draw:start-shape="id6" draw:start-glue-point="8" draw:end-shape="id7" draw:end-glue-point="4" svg:d="m6700 6700h1000">
          <text:p/>
        </draw:connector>
        <draw:connector draw:style-name="gr9" draw:text-style-name="P1" draw:layer="layout" draw:type="curve" svg:x1="8.701cm" svg:y1="7.2cm" svg:x2="8.701cm" svg:y2="8.2cm" draw:start-shape="id7" draw:start-glue-point="11" svg:d="m8701 7200v1000">
          <text:p/>
        </draw:connector>
        <draw:connector draw:style-name="gr8" draw:text-style-name="P1" draw:layer="layout" draw:type="curve" svg:x1="9.699cm" svg:y1="8.2cm" svg:x2="9.699cm" svg:y2="7.2cm" draw:end-shape="id7" draw:end-glue-point="12" svg:d="m9699 8200v-1000">
          <text:p/>
        </draw:connector>
        <draw:line draw:style-name="gr10" draw:text-style-name="P1" draw:layer="layout" svg:x1="3.7cm" svg:y1="2.7cm" svg:x2="2.5cm" svg:y2="2.7cm">
          <text:p/>
        </draw:line>
        <draw:custom-shape draw:style-name="gr11" draw:text-style-name="P1" draw:layer="layout" svg:width="0.4cm" svg:height="0.4cm" draw:transform="rotate (-1.57079632679579) translate (2.6cm 2.5cm)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2" draw:text-style-name="P1" draw:id="id8" draw:layer="layout" svg:x1="7.2cm" svg:y1="1.6cm" svg:x2="7.2cm" svg:y2="0.9cm">
          <text:p/>
        </draw:line>
        <draw:custom-shape draw:style-name="gr11" draw:text-style-name="P1" draw:layer="layout" svg:width="-0.4cm" svg:height="-0.4cm" svg:x="7.4cm" svg:y="0.9cm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3" draw:text-style-name="P1" draw:layer="layout" draw:type="curve" svg:x1="7.2cm" svg:y1="1.6cm" svg:x2="5.2cm" svg:y2="2.2cm" draw:start-shape="id8" draw:start-glue-point="2" draw:end-shape="id3" draw:end-glue-point="0" svg:d="m7200 1600c-1334 0-2000 200-2000 600">
          <text:p/>
        </draw:connector>
        <draw:connector draw:style-name="gr10" draw:text-style-name="P1" draw:layer="layout" draw:type="curve" svg:x1="9.2cm" svg:y1="2.2cm" svg:x2="7.2cm" svg:y2="1.6cm" draw:start-shape="id5" draw:start-glue-point="0" draw:end-shape="id8" draw:end-glue-point="2" svg:d="m9200 2200c0-400-666-600-2000-600">
          <text:p/>
        </draw:connector>
        <draw:custom-shape draw:style-name="gr11" draw:text-style-name="P1" draw:layer="layout" svg:width="0.4cm" svg:height="0.4cm" svg:x="8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9.5cm" svg:y="8.2cm">
          <text:p/>
          <draw:enhanced-geometry svg:viewBox="0 0 21600 21600" draw:mirror-horizontal="false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6" draw:layer="layout" svg:width="3.931cm" svg:height="0.582cm" svg:x="5.2cm" svg:y="0cm">
          <draw:text-box>
            <text:p><text:span text:style-name="T5">Dane z sensorów otoczenia</text:span></text:p>
          </draw:text-box>
        </draw:frame>
        <draw:frame draw:style-name="gr14" draw:text-style-name="P6" draw:layer="layout" svg:width="2.509cm" svg:height="0.913cm" svg:x="0cm" svg:y="2.2cm">
          <draw:text-box>
            <text:p><text:span text:style-name="T5">Statyczna mapa</text:span></text:p>
            <text:p><text:span text:style-name="T5">otoczenia</text:span></text:p>
          </draw:text-box>
        </draw:frame>
        <draw:frame draw:style-name="gr14" draw:text-style-name="P7" draw:layer="layout" svg:width="1.937cm" svg:height="0.913cm" svg:x="6.463cm" svg:y="7.987cm">
          <draw:text-box>
            <text:p text:style-name="P1"><text:span text:style-name="T5">Sterowanie</text:span></text:p>
            <text:p text:style-name="P1"><text:span text:style-name="T5">robota</text:span></text:p>
          </draw:text-box>
        </draw:frame>
        <draw:frame draw:style-name="gr14" draw:text-style-name="P7" draw:layer="layout" svg:width="2.005cm" svg:height="0.913cm" svg:x="10cm" svg:y="7.987cm">
          <draw:text-box>
            <text:p text:style-name="P1"><text:span text:style-name="T5">Informacje </text:span></text:p>
            <text:p text:style-name="P1"><text:span text:style-name="T5">o odometri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0.2-0.2" draw:display-name="Dash 0.2-0.2" draw:style="rect" draw:dots1="1" draw:dots1-length="0.2cm" draw:dots2="1" draw:dots2-length="0.2cm" draw:distance="0.1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1T22:57:41</meta:creation-date>
    <dc:date>2011-08-31T21:29:02</dc:date>
    <dc:creator>Maciej Stefańczyk</dc:creator>
    <meta:editing-duration>PT01H32M34S</meta:editing-duration>
    <meta:editing-cycles>7</meta:editing-cycles>
    <meta:generator>OpenOffice.org/3.2$Unix OpenOffice.org_project/320m12$Build-9483</meta:generator>
    <meta:document-statistic meta:object-count="32"/>
  </office:meta>
</office:document-meta>
</file>